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Printer.getArgumentsLine( List &lt; ArgumentMatcher &gt; matchers , PrintSettings pri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sPrinter.getArgumentsBlock( List &lt; ArgumentMatcher &gt; matchers , PrintSettings pri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sPrinter.applyPrintSettings( List &lt; ArgumentMatcher &gt; matchers , PrintSettings printSettin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